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0000000300FA1F9E1DFFC97C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82cm" fo:min-width="7.1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11.184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6.7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032cm" svg:x="2.016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825cm" svg:height="1.269cm" svg:x="2.271cm" svg:y="2.123cm">
          <draw:image xlink:href="Pictures/1000020100000120000000300FA1F9E1DFFC97C2.png" xlink:type="simple" xlink:show="embed" xlink:actuate="onLoad" loext:mime-type="image/png">
            <text:p text:style-name="P1">Tipo 1005</text:p>
          </draw:image>
        </draw:frame>
        <draw:frame draw:style-name="gr3" draw:text-style-name="P2" draw:layer="layout" svg:width="0.502cm" svg:height="0.646cm" svg:x="9.063cm" svg:y="8.955cm">
          <draw:text-box>
            <text:p/>
          </draw:text-box>
        </draw:frame>
        <draw:custom-shape draw:style-name="gr4" draw:text-style-name="P1" draw:layer="layout" svg:width="11.684cm" svg:height="2.032cm" svg:x="2.01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0.16cm" svg:height="1.269cm" svg:x="2.397cm" svg:y="5.064cm">
          <draw:image xlink:href="Pictures/1000020100000120000000300FA1F9E1DFFC97C2.png" xlink:type="simple" xlink:show="embed" xlink:actuate="onLoad" loext:mime-type="image/png">
            <text:p text:style-name="P1">Tipo 1074</text:p>
          </draw:image>
        </draw:frame>
        <draw:custom-shape draw:style-name="gr5" draw:text-style-name="P1" draw:layer="layout" svg:width="17.272cm" svg:height="2.032cm" svg:x="2.016cm" svg:y="8.11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937cm" svg:height="1.269cm" svg:x="2.271cm" svg:y="8.494cm">
          <draw:image xlink:href="Pictures/1000020100000120000000300FA1F9E1DFFC97C2.png" xlink:type="simple" xlink:show="embed" xlink:actuate="onLoad" loext:mime-type="image/png">
            <text:p text:style-name="P1">MSM genérico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solid" draw:fill-color="#729fcf" draw:fill-gradient-name="Gradient_20_1" draw:fill-hatch-name="Hatching_20_1" draw:fill-image-name="Bitmap_20_1" draw:opacity="50%" draw:shadow-offset-x="0.203cm" draw:shadow-offset-y="0.203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0000" draw:fill-gradient-name="Gradient_20_1" draw:gradient-step-count="0" draw:fill-hatch-name="Hatching_20_1" draw:fill-image-name="Bitmap_20_1" draw:opacity="100%" draw:shadow="visible" draw:shadow-offset-x="0.203cm" draw:shadow-offset-y="0.203cm" draw:shadow-color="#000000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11.5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0:44:05.405828413</meta:creation-date>
    <dc:date>2022-11-07T15:39:10.430626190</dc:date>
    <meta:editing-duration>PT1H14M4S</meta:editing-duration>
    <meta:editing-cycles>2</meta:editing-cycles>
    <meta:generator>LibreOffice/6.4.7.2$Linux_X86_64 LibreOffice_project/40$Build-2</meta:generator>
    <meta:document-statistic meta:object-count="7"/>
  </office:meta>
</office:document-meta>
</file>